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9 384">
            <text:p>test_Parser(primitives): 0,9 384</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9">
            <text:p>0,9 sec</text:p>
          </table:table-cell>
          <table:table-cell table:style-name="ce158" table:formula="of:=TESTSTAT(&quot;count&quot;; [.B46])" office:value-type="float" office:value="384">
            <text:p>384</text:p>
          </table:table-cell>
          <table:table-cell table:style-name="ce160" table:formula="of:=[.E46]/[.D46]" office:value-type="float" office:value="426.666666666667">
            <text:p>426,7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1,5 308">
            <text:p>test_Parser(multiplicity): 1,5 308</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1.5">
            <text:p>1,5 sec</text:p>
          </table:table-cell>
          <table:table-cell table:style-name="ce158" table:formula="of:=TESTSTAT(&quot;count&quot;; [.B47])" office:value-type="float" office:value="308">
            <text:p>308</text:p>
          </table:table-cell>
          <table:table-cell table:style-name="ce160" table:formula="of:=[.E47]/[.D47]" office:value-type="float" office:value="205.333333333333">
            <text:p>205,3 a/sec</text:p>
          </table:table-cell>
          <table:table-cell table:number-columns-repeated="4"/>
        </table:table-row>
        <table:table-row table:style-name="ro2">
          <table:table-cell/>
          <table:table-cell table:formula="of:=TEST_PARSER(&quot;basic&quot;)" office:value-type="string" office:string-value="test_Parser(basic): 1 346">
            <text:p>test_Parser(basic): 1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
            <text:p>1,0 sec</text:p>
          </table:table-cell>
          <table:table-cell table:style-name="ce158" table:formula="of:=TESTSTAT(&quot;count&quot;; [.B48])" office:value-type="float" office:value="346">
            <text:p>346</text:p>
          </table:table-cell>
          <table:table-cell table:style-name="ce160" table:formula="of:=[.E48]/[.D48]" office:value-type="float" office:value="346">
            <text:p>346,0 a/sec</text:p>
          </table:table-cell>
          <table:table-cell table:number-columns-repeated="4"/>
        </table:table-row>
        <table:table-row table:style-name="ro2">
          <table:table-cell/>
          <table:table-cell table:formula="of:=TEST_PARSER(&quot;numbers&quot;)" office:value-type="string" office:string-value="test_Parser(numbers): 2,1 296">
            <text:p>test_Parser(numbers): 2,1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2.1">
            <text:p>2,1 sec</text:p>
          </table:table-cell>
          <table:table-cell table:style-name="ce158" table:formula="of:=TESTSTAT(&quot;count&quot;; [.B49])" office:value-type="float" office:value="296">
            <text:p>296</text:p>
          </table:table-cell>
          <table:table-cell table:style-name="ce160" table:formula="of:=[.E49]/[.D49]" office:value-type="float" office:value="140.952380952381">
            <text:p>141,0 a/sec</text:p>
          </table:table-cell>
          <table:table-cell table:number-columns-repeated="4"/>
        </table:table-row>
        <table:table-row table:style-name="ro2">
          <table:table-cell/>
          <table:table-cell table:formula="of:=TEST_PARSER(&quot;types&quot;)" office:value-type="string" office:string-value="test_Parser(types): 1,7 184">
            <text:p>test_Parser(types): 1,7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7">
            <text:p>1,7 sec</text:p>
          </table:table-cell>
          <table:table-cell table:style-name="ce158" table:formula="of:=TESTSTAT(&quot;count&quot;; [.B50])" office:value-type="float" office:value="184">
            <text:p>184</text:p>
          </table:table-cell>
          <table:table-cell table:style-name="ce160" table:formula="of:=[.E50]/[.D50]" office:value-type="float" office:value="108.235294117647">
            <text:p>108,2 a/sec</text:p>
          </table:table-cell>
          <table:table-cell table:number-columns-repeated="4"/>
        </table:table-row>
        <table:table-row table:style-name="ro2">
          <table:table-cell table:number-columns-repeated="3"/>
          <table:table-cell table:style-name="ce157" table:formula="of:=SUM([.D46:.D50])" office:value-type="float" office:value="7.2">
            <text:p>7,2 sec</text:p>
          </table:table-cell>
          <table:table-cell table:style-name="ce159" table:formula="of:=SUM([.E46:.E50])" office:value-type="float" office:value="1518">
            <text:p>1518</text:p>
          </table:table-cell>
          <table:table-cell table:style-name="ce161" table:formula="of:=[.E51]/[.D51]" office:value-type="float" office:value="210.833333333333">
            <text:p>210,8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6,3 1518">
            <text:p>test_Parser(all): 6,3 1518</text:p>
          </table:table-cell>
          <table:table-cell table:formula="of:=TESTSTAT(&quot;name&quot;; [.B53])" office:value-type="string" office:string-value="test_Parser(all):">
            <text:p>test_Parser(all):</text:p>
          </table:table-cell>
          <table:table-cell table:style-name="ce156" table:formula="of:=TESTSTAT(&quot;time&quot;; [.B53])" office:value-type="float" office:value="6.3">
            <text:p>6,3 sec</text:p>
          </table:table-cell>
          <table:table-cell table:style-name="ce158" table:formula="of:=TESTSTAT(&quot;count&quot;; [.B53])" office:value-type="float" office:value="1518">
            <text:p>1518</text:p>
          </table:table-cell>
          <table:table-cell table:style-name="ce160" table:formula="of:=[.E53]/[.D53]" office:value-type="float" office:value="240.952380952381">
            <text:p>241,0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21.04.2017</text:date>, <text:time>19:13: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1T19:13:40.35</dc:date>
    <meta:editing-duration>P140DT9H37M32S</meta:editing-duration>
    <meta:editing-cycles>416</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rev As Integer
Public applyP_str As Integer
Public applyP_seq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Requires both, p and q to succeed in sequence, but throws away q's result value
' and instead returns p's value together with q's pos.
' This is useful to eat up trailing whitespace, for example.
' ---
' pThen = p &gt;&gt;= (\v.q &gt;&gt;= \_.return v)
'       = p &gt;&gt;= (\v.q &gt;&gt;= (K ° return) v
'		= p &gt;&gt;= (\r f v.let x = applyP r
'						in if (fail? x)
'						   then fail
'						   else f v
'				) q (K ° return)
'		= p &gt;&gt;= (\v.let x = applyP q
'					in if (fail? x)
'					   then fail
'					   else (K ° return) v
'		= p &gt;&gt;= (((&gt;&gt;=) q ) ° (K ° return)))
Function pThen(p As Parser, q As Parser)
	pThen = pBind(p, compose(pBind(q), compose(fstArg, pReturn)))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applyP = _applyP(p, s, pos, False)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return" Then
		applyP_return = applyP_return + 1
		result = Array(p.st, nxtPos)
	ElseIf p.tp = "fail" Then
		applyP_fail = applyP_fail + 1
		result = parseFailure
	ElseIf p.tp = "item" Then
		applyP_item = applyP_item + 1
		If pos &lt;= Len(s) Then
			nxtPos = pos + 1
			result = Array(Mid(s, pos, 1), nxtPos)
		Else
			result = parseFailure
		End If
	ElseIf p.tp = "str" Then
		applyP_str = applyP_str + 1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applyP_choice = applyP_choice + 1
		innerParsers = p.st
		k = length(innerParsers)
		If k = 2 Then	' if there are two alternatives
			result = _applyP(car(innerParsers), s, pos, isUnderSkip)
			If isParseFailure(result) Then
				result = _applyP(cadr(innerParsers), s, pos, isUnderSkip)
			End If
		ElseIf k &gt; 2 Then	' more than 2 alternatives
			Do
				innerParser = car(innerParsers)
				result = _applyP(innerParser, s, pos, isUnderSkip)
				innerParsers = cdr(innerParsers)
			Loop Until (isNil(innerParsers) Or Not(isParseFailure(result)))
		Else
			croak("applying pChoice: invalid list of alternatives " &amp; chr(13) &amp; toString(innerParsers))
		End If
	ElseIf (p.tp = "many1Rev") Then
		applyP_many1rev = applyP_many1rev + 1
		Dim lstLen As Integer
		nxtPos = pos
		lstLen = 0
		Set lst = nil
		innerParser = p.st
		result = _applyP(innerParser, s, nxtPos, isUnderSkip)
		While Not(isParseFailure(result))
			nxtPos = result(1)
			Set lst = cons(result(0), lst)
			lstLen = lstLen + 1
			result = _applyP(innerParser, s, nxtPos, isUnderSkip)
		Wend
		If isNil(lst) Then
			result = parseFailure
		Else
			result = Array(lst, nxtPos)
		End If
	ElseIf p.tp = "bind" Then
		applyP_bind = applyP_bind + 1
		If isKreturn(p.st(1)) Then
			apply_bind_K_return = apply_bind_K_return + 1
		End If
		result = _applyP(p.st(0), s, pos, isUnderSkip)
		If Not isParseFailure(result) Then
			nxtPos = result(1)
			fResult = apply1(p.st(1), result(0))
			' do NOT access .tp on fResult - it's effectively as fixing fResult's type to Object...!
			result = _applyP(fResult, s, nxtPos, isUnderSkip)
		End If
	ElseIf p.tp = "seq" Then
		applyP_seq = applyP_seq + 1
		Dim t As Variant
		innerParsers = p.st(0)
		i = LBound(innerParsers)
		k = UBound(innerParsers)
		nxtPos = pos
		Dim iResults As Object
		iResults = nil
		Do
			t = _applyP(innerParsers(i), s, nxtPos, isUnderSkip)
			If Not isParseFailure(t) Then
				nxtPos = t(1)
				If Not(isPSkip(innerParsers(i))) Then
					iResults = cons(t(0), iResults)
				End If
				i = i + 1
			End If
		Loop Until (i &gt; k) Or isParseFailure(t)
		If isParseFailure(t) Then
			result = t
		Else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choice()
		test_Parser_bind()	
		test_Parser_then()	
		test_Parser_skip()
	End If
	If isMissing(what) Or (what = "all") Or (what = "multiplicity") Then
		test_Parser_zeroOrOne()
		test_Parser_manyRev()
		test_Parser_many()
		test_Parser_many1Rev()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return: " &amp; applyP_return _
				&amp; chr(13) &amp; "apply_fail: " &amp; applyP_fail _
				&amp; chr(13) &amp; "apply_item: " &amp; applyP_item _
				&amp; chr(13) &amp; "apply_choice: " &amp; applyP_choice _
				&amp; chr(13) &amp; "apply_many1Rev: " &amp; applyP_many1Rev _
				&amp; chr(13) &amp; "apply_str: " &amp; applyP_str _
				&amp; chr(13) &amp; "apply_seq: " &amp; applyP_seq _
				&amp; chr(13) &amp; "apply_bind: " &amp; applyP_bind _
				&amp; chr(13) &amp; "  (apply_bind_K_return: " &amp; apply_bind_K_return &amp; ")"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then()
	Dim p As Object
	'TODO: make pThen (partially) applicable
'	p = pThen
'	assertEqual(isFn(p), True).x
'	assertEqual(arity(p),   2).x
	
	p = pThen(pStr("x"), pStr(" "))
	refute_parses(p, "xabcd").x
	refute_parses(p, "yabcd").x
	refute_parses(p, "y abcd").x
	assert_parses(p, "x abcd",		"x", 3).x
	assert_parses(p, "x  abcd",		"x", 3).x
	assert_parses(p, "x   abcd",	"x", 3).x

	p = pThen(pStr("x"), pMany(pStr(" ")))
	assert_parses(p, "xabcd",		"x", 2).x
	refute_parses(p, "yabcd").x
	refute_parses(p, "y abcd").x
	assert_parses(p, "x abcd",		"x", 3).x
	assert_parses(p, "x  abcd",		"x", 4).x
	assert_parses(p, "x   abcd",	"x", 5).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